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P6" style:family="paragraph" style:parent-style-name="Text_20_body_20_indent">
      <style:text-properties style:font-weight-complex="bold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-start text:name="Notes_on_Collection_Reactors"/>Collection Reactors<text:bookmark-end text:name="Notes_on_Collection_Reactors"/></text:h>
      <text:p text:style-name="Text_20_body_20_indent">Collection reactors are responsible for getting data into Pion and therefore <text:span text:style-name="T3">every Pion workflow must start with at least one collection reactor</text:span>. Collection reactors acquire the data from its native format and translate it into normalized Pion events that can be understood and processed by any other reactor. </text:p>
      <text:p text:style-name="P6">The two main Collection reactors are: </text:p>
      <text:p text:style-name="Text_20_body_20_indent"><text:span text:style-name="T3">Log Input Reactor</text:span><text:span text:style-name="T4">, which reads log files.</text:span> </text:p>
      <text:p text:style-name="Text_20_body_20_indent"><text:span text:style-name="T3">Sniffer Reactor</text:span><text:span text:style-name="T4">, which captures/monitors network traffic.</text:span> </text:p>
      <text:p text:style-name="Text_20_body_20_indent"><text:bookmark-start text:name="Notes_on_Log_Input_Reactor"/>These reactors are described in the following sections. <text:bookmark-end text:name="Notes_on_Log_Input_Reactor"/></text:p>
      <text:p text:style-name="Text_20_body_20_indent"/>
      <text:p text:style-name="Text_20_body_20_indent"><text:bookmark-start text:name="Notes_on_Processing_Reactors"/><text:bookmark-end text:name="Notes_on_Processing_Reactor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ahoma" fo:font-size="12pt" fo:language="en" fo:country="U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keep-with-next="always" style:writing-mode="lr-tb">
        <style:tab-stops>
          <style:tab-stop style:position="7in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Tahoma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 fo:keep-with-next="auto"/>
    </style:style>
    <style:style style:name="List" style:family="paragraph" style:parent-style-name="Text_20_body" style:class="list">
      <style:text-properties style:font-name="Tahoma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ahoma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break-before="page"/>
      <style:text-properties fo:font-size="20pt" fo:font-weight="normal" style:letter-kerning="true" style:font-size-asian="20pt" style:font-weight-asian="normal" style:font-size-complex="16pt" style:language-complex="he" style:country-complex="IL" style:font-weight-complex="bold"/>
    </style:style>
    <style:style style:name="Heading_20_2" style:display-name="Heading 2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/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list-style-name="" style:class="text">
      <style:paragraph-properties fo:margin-left="0in" fo:margin-right="0in" fo:text-indent="0in" style:auto-text-indent="false" text:number-lines="false" text:line-number="0"/>
      <style:text-properties fo:font-size="14pt" fo:font-style="italic" fo:font-weight="normal" style:font-size-asian="14pt" style:font-style-asian="italic" style:font-weight-asian="normal"/>
    </style:style>
    <style:style style:name="Heading_20_4" style:display-name="Heading 4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 text:number-lines="false" text:line-number="0"/>
      <style:text-properties style:font-name="Arial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>
        <style:tab-stops>
          <style:tab-stop style:position="0.8in"/>
        </style:tab-stops>
      </style:paragraph-properties>
      <style:text-properties fo:font-size="11pt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>
        <style:tab-stops>
          <style:tab-stop style:position="0.9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>
        <style:tab-stops>
          <style:tab-stop style:position="1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>
        <style:tab-stops>
          <style:tab-stop style:position="1.1in"/>
        </style:tab-stops>
      </style:paragraph-properties>
      <style:text-properties fo:font-size="11pt" style:font-size-asian="11pt" style:font-size-complex="11pt"/>
    </style:style>
    <style:style style:name="Numbered_20_List_20_Indented_20_1_20_Start" style:display-name="Numbered List Indented 1 Start" style:family="paragraph" style:next-style-name="Numbered_20_List_20_Indented_20_1" style:list-style-name="WW8Num25">
      <style:paragraph-properties fo:orphans="2" fo:widows="2"/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Indented_20_1" style:display-name="Numbered List Indented 1" style:family="paragraph" style:parent-style-name="Numbered_20_List_20_Indented_20_1_20_Start" style:list-style-name="Numbering_20_1">
      <style:paragraph-properties fo:margin-left="0.5in" fo:margin-right="0in" fo:margin-top="0.0835in" fo:margin-bottom="0.0835in" fo:text-indent="-0.25in" style:auto-text-indent="false">
        <style:tab-stops/>
      </style:paragraph-properties>
    </style:style>
    <style:style style:name="Contents_20_1" style:display-name="Contents 1" style:family="paragraph" style:next-style-name="Standard" style:auto-update="true" style:class="index" style:master-page-name="">
      <style:paragraph-properties fo:margin-left="0.1972in" fo:margin-right="0in" fo:margin-top="0.0835in" fo:margin-bottom="0in" fo:orphans="2" fo:widows="2" fo:hyphenation-ladder-count="no-limit" fo:text-indent="-0.1972in" style:auto-text-indent="false" style:page-number="auto">
        <style:tab-stops>
          <style:tab-stop style:position="6in" style:leader-style="dotted" style:leader-text="."/>
        </style:tab-stops>
      </style:paragraph-properties>
      <style:text-properties style:use-window-font-color="true" style:font-name="Arial" fo:font-size="11pt" fo:language="en" fo:country="US" style:font-name-asian="Times New Roman" style:font-size-asian="11pt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Contents_20_2" style:display-name="Contents 2" style:family="paragraph" style:next-style-name="Standard" style:auto-update="true" style:class="index" style:master-page-name="">
      <style:paragraph-properties fo:margin-left="0.5in" fo:margin-right="0in" fo:orphans="2" fo:widows="2" fo:hyphenation-ladder-count="no-limit" fo:text-indent="-0.25in" style:auto-text-indent="false" style:page-number="auto">
        <style:tab-stops>
          <style:tab-stop style:position="6in"/>
        </style:tab-stops>
      </style:paragraph-properties>
      <style:text-properties style:use-window-font-color="true" style:font-name="Arial" fo:font-size="9pt" fo:language="en" fo:country="US" style:font-name-asian="Times New Roman" style:font-size-asian="11pt" style:font-name-complex="Arial" style:font-size-complex="12pt" style:language-complex="ar" style:country-complex="SA" fo:hyphenate="false" fo:hyphenation-remain-char-count="2" fo:hyphenation-push-char-count="2"/>
    </style:style>
    <style:style style:name="TOCTitle" style:family="paragraph">
      <style:paragraph-properties fo:margin-top="0in" fo:margin-bottom="0.25in" fo:text-align="center" style:justify-single-word="false" fo:orphans="2" fo:widows="2" fo:hyphenation-ladder-count="no-limit" style:text-autospace="none"/>
      <style:text-properties style:use-window-font-color="true" style:font-name="Arial" fo:font-size="20pt" fo:language="en" fo:country="US" style:font-name-asian="Times New Roman" style:font-size-asian="20pt" style:font-name-complex="Arial" style:font-size-complex="20pt" style:language-complex="ar" style:country-complex="SA" fo:hyphenate="false" fo:hyphenation-remain-char-count="2" fo:hyphenation-push-char-count="2"/>
    </style:style>
    <style:style style:name="CoverDate" style:family="paragraph">
      <style:paragraph-properties fo:margin-left="1.5752in" fo:margin-right="0in" fo:text-align="end" style:justify-single-word="false" fo:orphans="2" fo:widows="2" fo:hyphenation-ladder-count="no-limit" fo:text-indent="0in" style:auto-text-indent="false"/>
      <style:text-properties style:use-window-font-color="true" style:font-name="Calibri" fo:font-size="12pt" fo:language="en" fo:country="US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auto-update="true" style:class="extra">
      <style:paragraph-properties>
        <style:tab-stops>
          <style:tab-stop style:position="7in" style:type="center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5in" fo:margin-right="0in" fo:text-indent="0in" style:auto-text-indent="false">
        <style:tab-stops>
          <style:tab-stop style:position="6in"/>
        </style:tab-stops>
      </style:paragraph-properties>
      <style:text-properties fo:font-size="9pt"/>
    </style:style>
    <style:style style:name="Contents_20_4" style:display-name="Contents 4" style:family="paragraph" style:parent-style-name="Standard" style:class="index">
      <style:paragraph-properties fo:margin-left="0.5898in" fo:margin-right="0in" fo:text-indent="0in" style:auto-text-indent="false" text:number-lines="false" text:line-number="0">
        <style:tab-stops>
          <style:tab-stop style:position="6.5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5" style:display-name="Contents 5" style:family="paragraph" style:parent-style-name="Standard" style:class="index">
      <style:paragraph-properties fo:margin-left="0.7862in" fo:margin-right="0in" fo:text-indent="0in" style:auto-text-indent="false" text:number-lines="false" text:line-number="0">
        <style:tab-stops>
          <style:tab-stop style:position="10.0693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10" style:display-name="Contents 10" style:family="paragraph" style:parent-style-name="Standard" style:class="index">
      <style:paragraph-properties fo:margin-left="1.7689in" fo:margin-right="0in" fo:text-indent="0in" style:auto-text-indent="false">
        <style:tab-stops>
          <style:tab-stop style:position="1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font-size-asian="11pt" style:font-size-complex="11pt"/>
    </style:style>
    <style:style style:name="Term" style:family="paragraph" style:parent-style-name="Standard" style:next-style-name="Text_20_body_20_indent">
      <style:paragraph-properties fo:margin-left="0.25in" fo:margin-right="0in" fo:margin-top="0.0835in" fo:margin-bottom="0.0835in" fo:text-indent="0in" style:auto-text-indent="false"/>
      <style:text-properties fo:font-weight="bold" style:font-weight-asian="bold" style:font-name-complex="Calibri" style:font-weight-complex="bold"/>
    </style:style>
    <style:style style:name="Text_20_body_20_indent" style:display-name="Text body indent" style:family="paragraph" style:parent-style-name="Standard" style:class="text">
      <style:paragraph-properties fo:margin-left="0.2in" fo:margin-right="0in" fo:margin-top="0.0835in" fo:margin-bottom="0.0835in" fo:text-indent="0in" style:auto-text-indent="false" fo:keep-with-next="auto"/>
      <style:text-properties style:language-complex="he" style:country-complex="IL"/>
    </style:style>
    <style:style style:name="Unordered_20_Indented_20_2" style:display-name="Unordered Indented 2" style:family="paragraph" style:parent-style-name="Standard" style:list-style-name="WW8Num33">
      <style:paragraph-properties fo:margin-left="1in" fo:margin-right="0in" fo:margin-top="0.0835in" fo:margin-bottom="0.0835in" fo:text-indent="-0.25in" style:auto-text-indent="false" fo:keep-with-next="auto" text:number-lines="false" text:line-number="0">
        <style:tab-stops>
          <style:tab-stop style:position="0.75in"/>
        </style:tab-stops>
      </style:paragraph-properties>
      <style:text-properties style:font-name-complex="Calibri" style:font-weight-complex="bold"/>
    </style:style>
    <style:style style:name="Unordered_20_Indented_20_2_20_Text" style:display-name="Unordered Indented 2 Text" style:family="paragraph" style:parent-style-name="Unordered_20_Indented_20_2" style:list-style-name="">
      <style:paragraph-properties fo:margin-left="1in" fo:margin-right="0in" fo:text-indent="0in" style:auto-text-indent="false"/>
    </style:style>
    <style:style style:name="ZZZ_20_Question_20_for_20_Reviewers" style:display-name="ZZZ Question for Reviewers" style:family="paragraph" style:parent-style-name="Standard">
      <style:paragraph-properties fo:margin-left="-0.0098in" fo:margin-right="0in" fo:text-indent="0in" style:auto-text-indent="false" fo:background-color="#ffff99" fo:padding="0.0138in" fo:border="0.0138in solid #ff0000">
        <style:background-image/>
      </style:paragraph-properties>
      <style:text-properties fo:color="#ff3366" fo:font-size="13pt" style:text-underline-style="solid" style:text-underline-width="auto" style:text-underline-color="font-color" fo:background-color="#ffff66" style:font-size-asian="13pt" style:font-size-complex="13pt"/>
    </style:style>
    <style:style style:name="Numbered_20_List" style:display-name="Numbered List" style:family="paragraph" style:list-style-name="WW8Num19">
      <style:paragraph-properties fo:margin-left="0.75in" fo:margin-right="0in" fo:margin-top="0.0835in" fo:margin-bottom="0.0835in" fo:orphans="2" fo:widows="2" fo:text-indent="0in" style:auto-text-indent="false" text:number-lines="false" text:line-number="0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Unordered_20_Indented_20_3" style:display-name="Unordered Indented 3" style:family="paragraph" style:parent-style-name="Unordered_20_Indented_20_2_20_Text" style:list-style-name="WW8Num15">
      <style:paragraph-properties fo:margin-left="1in" fo:margin-right="0in" fo:text-indent="0in" style:auto-text-indent="false">
        <style:tab-stops>
          <style:tab-stop style:position="0.75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" fo:font-size="44pt" fo:font-weight="normal" style:font-size-asian="44pt" style:font-weight-asian="normal" style:font-size-complex="18pt" style:font-weight-complex="bold"/>
    </style:style>
    <style:style style:name="Subtitle" style:family="paragraph" style:parent-style-name="Heading" style:next-style-name="Standard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Unordered_20_Indented_20_3_20_Text" style:display-name="Unordered Indented 3 Text" style:family="paragraph" style:parent-style-name="Standard">
      <style:paragraph-properties fo:margin-top="0.0835in" fo:margin-bottom="0.0835in" fo:keep-with-next="auto" text:number-lines="false" text:line-number="0"/>
      <style:text-properties style:font-name-complex="Calibri" style:font-weight-complex="bold"/>
    </style:style>
    <style:style style:name="Unordered_20_Indented_20_1_20_Text" style:display-name="Unordered Indented 1 Text" style:family="paragraph" style:parent-style-name="Standard">
      <style:paragraph-properties fo:margin-left="0.75in" fo:margin-right="0in" fo:margin-top="0.0835in" fo:margin-bottom="0.0835in" fo:text-indent="0in" style:auto-text-indent="false" fo:keep-with-next="auto"/>
      <style:text-properties style:font-name-complex="Calibri" style:font-weight-complex="bold"/>
    </style:style>
    <style:style style:name="Body_20_Text_20_Indent_20_2" style:display-name="Body Text Indent 2" style:family="paragraph" style:parent-style-name="Standard">
      <style:paragraph-properties fo:margin-left="0.5in" fo:margin-right="0in" fo:margin-top="0in" fo:margin-bottom="0.0835in" fo:text-indent="0in" style:auto-text-indent="false" fo:keep-with-next="auto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Unordered_20_Indented_20_1" style:display-name="Unordered Indented 1" style:family="paragraph" style:list-style-name="WW8Num19">
      <style:paragraph-properties fo:margin-left="0.75in" fo:margin-right="0in" fo:margin-top="0.0835in" fo:margin-bottom="0.0835in" fo:orphans="2" fo:widows="2" fo:text-indent="-0.25in" style:auto-text-indent="false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Date" style:family="paragraph" style:parent-style-name="Standard" style:next-style-name="Standard"/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fo:font-size="12pt" style:font-size-asian="12pt" style:font-size-complex="12pt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Table_20_of_20_Authorities" style:display-name="Table of Authorities" style:family="paragraph" style:parent-style-name="Standard" style:next-style-name="Standard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size-complex="12pt" style:font-weight-complex="bold"/>
    </style:style>
    <style:style style:name="Unordered" style:family="paragraph" style:list-style-name="WW8Num11">
      <style:paragraph-properties fo:margin-top="0.0835in" fo:margin-bottom="0.0835in" fo:orphans="2" fo:widows="2"/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Numbered_20_List_20_Indented_20_2" style:display-name="Numbered List Indented 2" style:family="paragraph" style:parent-style-name="Numbered_20_List_20_Indented_20_1" style:auto-update="true">
      <style:paragraph-properties fo:margin-left="1in" fo:margin-right="0in" fo:margin-top="0.0835in" fo:margin-bottom="0.0835in" fo:orphans="2" fo:widows="2" fo:text-indent="-0.25in" style:auto-text-indent="false">
        <style:tab-stops/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Start" style:display-name="Numbered List Start" style:family="paragraph" style:parent-style-name="Numbered_20_List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Numbered_20_List_20_Indented_20_1_20_Text" style:display-name="Numbered List Indented 1 Text" style:family="paragraph" style:parent-style-name="Numbered_20_List_20_Indented_20_1" style:list-style-name="">
      <style:paragraph-properties fo:margin-left="0.5in" fo:margin-right="0in" fo:text-indent="0in" style:auto-text-indent="false"/>
    </style:style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4in" fo:text-align="center" style:justify-single-word="false" fo:text-indent="0in" style:auto-text-indent="false" style:shadow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9z0" style:family="text">
      <style:text-properties style:font-name="Symbol"/>
    </style:style>
    <style:style style:name="WW8Num19z4" style:family="text">
      <style:text-properties style:font-name="Courier New" style:font-name-complex="Courier New"/>
    </style:style>
    <style:style style:name="WW8Num19z5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3z0" style:family="text">
      <style:text-properties style:font-name="Symbol"/>
    </style:style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Internet_20_link" style:display-name="Internet link" style:family="text">
      <style:text-properties fo:color="#0000ff" style:font-name="Arial" fo:font-size="9pt" style:text-underline-style="solid" style:text-underline-width="auto" style:text-underline-color="font-color" style:font-size-asian="9pt"/>
    </style:style>
    <style:style style:name="Footer_20_Char" style:display-name="Footer Char" style:family="text" style:parent-style-name="Default_20_Paragraph_20_Font1">
      <style:text-properties style:font-name="Arial" fo:font-size="10pt" fo:font-weight="bold" style:font-name-asian="Times New Roman" style:font-size-asian="10pt" style:font-weight-asian="bold" style:font-name-complex="Arial" style:font-size-complex="10pt"/>
    </style:style>
    <style:style style:name="Visited_20_Internet_20_Link" style:display-name="Visited Internet Link" style:family="text" style:parent-style-name="Default_20_Paragraph_20_Font1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ody_20_Text_20_Indent_20_Char" style:display-name="Body Text Indent Char" style:family="text" style:parent-style-name="Default_20_Paragraph_20_Font">
      <style:text-properties style:font-name="Arial" fo:language="en" fo:country="US" style:font-name-complex="Arial" style:language-complex="he" style:country-complex="IL"/>
    </style:style>
    <style:style style:name="Numbered_20_List_20_Char" style:display-name="Numbered List Char" style:family="text" style:parent-style-name="Default_20_Paragraph_20_Font">
      <style:text-properties style:font-name="Arial" fo:language="en" fo:country="US" style:font-name-complex="Arial" style:language-complex="he" style:country-complex="IL" style:font-weight-complex="bold"/>
    </style:style>
    <style:style style:name="Default_20_Paragraph_20_Font2" style:display-name="Default Paragraph Font2" style:family="text"/>
    <style:style style:name="Page_20_Number" style:display-name="Page Number" style:family="text" style:parent-style-name="Default_20_Paragraph_20_Fon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A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4465in" fo:text-indent="-0.25in" fo:margin-left="3.446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9465in" fo:text-indent="-0.25in" fo:margin-left="3.946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465in" fo:text-indent="-0.25in" fo:margin-left="4.44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35in" fo:text-indent="-0.25in" fo:margin-left="0.55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0.5in" fo:margin-bottom="1.1598in" fo:margin-left="1in" fo:margin-right="1in" fo:background-color="#ffffff" style:writing-mode="lr-tb" style:layout-grid-color="#c0c0c0" style:layout-grid-lines="32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1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8in" fo:margin-bottom="0.8in" fo:margin-left="0.8in" fo:margin-right="0.8in" style:shadow="none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>
        <style:header-footer-properties fo:min-height="0.2in" fo:margin-left="0in" fo:margin-right="0in" fo:margin-top="0.1598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5in" fo:margin-bottom="0.7098in" fo:margin-left="1in" fo:margin-right="1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2902in" fo:margin-left="0in" fo:margin-right="0in" fo:margin-top="0.2516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MP1"><text:chapter text:display="name" text:outline-level="1"/></text:p>
      </style:header>
      <style:header-left>
        <text:p text:style-name="Standard">Atomic Labs</text:p>
      </style:header-left>
      <style:footer>
        <text:p text:style-name="Footer"><text:s/>Reactor Configuration Guide<text:tab/><text:page-number text:select-page="current"/></text:p>
      </style:footer>
      <style:footer-left>
        <text:p text:style-name="Standard"><text:page-number text:select-page="current"/><text:tab/>Pion Enterprise Edition</text:p>
      </style:footer-left>
    </style:master-page>
    <style:master-page style:name="Convert_20_2" style:display-name="Convert 2" style:page-layout-name="Mpm4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5" style:next-style-name="Next_20_convert_20_3">
      <style:header>
        <text:p text:style-name="Standard"/>
      </style:header>
      <style:footer>
        <text:p text:style-name="MP2"><text:page-number text:select-page="current"/><text:tab/><text:tab/>Pion</text:p>
      </style:footer>
    </style:master-page>
    <style:master-page style:name="Next_20_convert_20_3" style:display-name="Next convert 3" style:page-layout-name="Mpm5">
      <style:header>
        <text:p text:style-name="MP3"><text:tab/><text:span text:style-name="MT1">Pion Enterprise Edition</text:span></text:p>
      </style:header>
      <style:header-left>
        <text:p text:style-name="MP4"><text:span text:style-name="MT1">Atomic Labs</text:span></text:p>
      </style:header-left>
      <style:footer>
        <text:p text:style-name="MP5"><text:span text:style-name="MT2">User Guide and Reference<text:tab/>Page </text:span><text:span text:style-name="MT2"><text:page-number text:select-page="current"/></text:span></text:p>
      </style:footer>
      <style:footer-left>
        <text:p text:style-name="MP5"><text:span text:style-name="MT2"><text:page-number text:select-page="current"/></text:span><text:span text:style-name="MT2"><text:tab/>Pion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Chris L. Andrews</meta:initial-creator>
    <meta:creation-date>2009-01-02T13:41:00</meta:creation-date>
    <dc:date>2010-02-07T22:06:12.52</dc:date>
    <meta:print-date>2009-12-22T07:51:27</meta:print-date>
    <meta:editing-cycles>132</meta:editing-cycles>
    <meta:editing-duration>PT393H40M22S</meta:editing-duration>
    <meta:generator>OpenOffice.org/3.1$Win32 OpenOffice.org_project/310m19$Build-9420</meta:generator>
    <dc:creator>Richard Koolkin</dc:creator>
    <meta:document-statistic meta:table-count="0" meta:image-count="0" meta:object-count="0" meta:page-count="1" meta:paragraph-count="15" meta:word-count="97" meta:character-count="669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Richard Koolkin" dc:date-time="2010-02-07T22:06:12"/>
</VL:version-list>
</file>